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paragraph-rsid="001cab4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1pt" officeooo:paragraph-rsid="0019be81" style:font-size-asian="11pt" style:font-size-complex="11pt"/>
    </style:style>
    <style:style style:name="P3" style:family="paragraph" style:parent-style-name="Standard">
      <style:text-properties fo:font-size="11pt" officeooo:paragraph-rsid="0019be81" style:font-size-asian="11pt" style:font-size-complex="11pt"/>
    </style:style>
    <style:style style:name="P4" style:family="paragraph" style:parent-style-name="Standard">
      <style:text-properties fo:font-size="11pt" officeooo:paragraph-rsid="001adf37" style:font-size-asian="11pt" style:font-size-complex="11pt"/>
    </style:style>
    <style:style style:name="P5" style:family="paragraph" style:parent-style-name="Standard">
      <style:paragraph-properties fo:margin-left="1.251cm" fo:margin-right="0cm" fo:text-indent="0cm" style:auto-text-indent="false"/>
      <style:text-properties fo:font-size="11pt" officeooo:paragraph-rsid="0019be81" style:font-size-asian="11pt" style:font-size-complex="11pt"/>
    </style:style>
    <style:style style:name="P6" style:family="paragraph" style:parent-style-name="Standard">
      <style:paragraph-properties fo:margin-left="0cm" fo:margin-right="0cm" fo:text-indent="0cm" style:auto-text-indent="false"/>
      <style:text-properties fo:font-size="11pt" officeooo:paragraph-rsid="001adf37" style:font-size-asian="11pt" style:font-size-complex="11pt"/>
    </style:style>
    <style:style style:name="P7" style:family="paragraph" style:parent-style-name="Standard">
      <style:paragraph-properties fo:margin-left="0cm" fo:margin-right="0cm" fo:text-indent="0cm" style:auto-text-indent="false"/>
      <style:text-properties fo:font-size="11pt" officeooo:paragraph-rsid="001ba1d0" style:font-size-asian="11pt" style:font-size-complex="11pt"/>
    </style:style>
    <style:style style:name="P8" style:family="paragraph" style:parent-style-name="Standard">
      <style:paragraph-properties fo:margin-left="0cm" fo:margin-right="0cm" fo:text-indent="0cm" style:auto-text-indent="false"/>
      <style:text-properties fo:font-size="11pt" officeooo:paragraph-rsid="001cab43" style:font-size-asian="11pt" style:font-size-complex="11pt"/>
    </style:style>
    <style:style style:name="P9" style:family="paragraph" style:parent-style-name="Standard">
      <style:paragraph-properties fo:text-align="end" style:justify-single-word="false"/>
      <style:text-properties fo:font-weight="normal" officeooo:rsid="0019be81" officeooo:paragraph-rsid="0019be81" style:font-weight-asian="normal" style:font-weight-complex="normal"/>
    </style:style>
    <style:style style:name="P10" style:family="paragraph" style:parent-style-name="Standard">
      <style:paragraph-properties fo:text-align="center" style:justify-single-word="false"/>
      <style:text-properties fo:font-weight="bold" officeooo:rsid="0019be81" officeooo:paragraph-rsid="0019be81" style:font-weight-asian="bold" style:font-weight-complex="bold"/>
    </style:style>
    <style:style style:name="P11" style:family="paragraph" style:parent-style-name="Standard">
      <style:paragraph-properties fo:text-align="center" style:justify-single-word="false"/>
      <style:text-properties fo:font-size="12pt" fo:font-weight="normal" officeooo:rsid="001cab43" officeooo:paragraph-rsid="001cab43"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4pt" fo:font-weight="bold" officeooo:rsid="0019be81" officeooo:paragraph-rsid="0019be81" style:font-size-asian="14pt" style:font-weight-asian="bold" style:font-size-complex="14pt" style:font-weight-complex="bold"/>
    </style:style>
    <style:style style:name="P13" style:family="paragraph" style:parent-style-name="Standard">
      <style:text-properties fo:font-size="11pt" officeooo:rsid="0019be81" officeooo:paragraph-rsid="0019be81" style:font-size-asian="11pt" style:font-size-complex="11pt"/>
    </style:style>
    <style:style style:name="P14" style:family="paragraph" style:parent-style-name="Standard">
      <style:paragraph-properties fo:text-align="center" style:justify-single-word="false"/>
      <style:text-properties fo:font-size="11pt" officeooo:rsid="0019be81" officeooo:paragraph-rsid="0019be81" style:font-size-asian="11pt" style:font-size-complex="11pt"/>
    </style:style>
    <style:style style:name="P15" style:family="paragraph" style:parent-style-name="Standard">
      <style:text-properties fo:font-size="11pt" fo:font-weight="bold" officeooo:rsid="001adf37" officeooo:paragraph-rsid="001adf37" style:font-size-asian="11pt" style:font-weight-asian="bold" style:font-size-complex="11pt" style:font-weight-complex="bold"/>
    </style:style>
    <style:style style:name="P16" style:family="paragraph" style:parent-style-name="Standard">
      <style:paragraph-properties fo:margin-left="1.251cm" fo:margin-right="0cm" fo:text-indent="0cm" style:auto-text-indent="false"/>
      <style:text-properties fo:font-size="11pt" officeooo:rsid="0019be81" officeooo:paragraph-rsid="0019be81" style:font-size-asian="11pt" style:font-size-complex="11pt"/>
    </style:style>
    <style:style style:name="P17" style:family="paragraph" style:parent-style-name="Standard">
      <style:paragraph-properties fo:margin-left="1.251cm" fo:margin-right="0cm" fo:text-indent="0cm" style:auto-text-indent="false"/>
      <style:text-properties fo:font-size="11pt" officeooo:rsid="001ba1d0" officeooo:paragraph-rsid="001ba1d0" style:font-size-asian="11pt" style:font-size-complex="11pt"/>
    </style:style>
    <style:style style:name="P18" style:family="paragraph" style:parent-style-name="Standard">
      <style:paragraph-properties fo:margin-left="0cm" fo:margin-right="0cm" fo:text-indent="0cm" style:auto-text-indent="false"/>
      <style:text-properties fo:font-size="11pt" officeooo:rsid="001ba1d0" officeooo:paragraph-rsid="001adf37" style:font-size-asian="11pt" style:font-size-complex="11pt"/>
    </style:style>
    <style:style style:name="P19" style:family="paragraph" style:parent-style-name="Standard">
      <style:paragraph-properties fo:margin-left="0cm" fo:margin-right="0cm" fo:text-indent="0cm" style:auto-text-indent="false"/>
      <style:text-properties fo:font-size="11pt" officeooo:rsid="001ba1d0" officeooo:paragraph-rsid="001cab43" style:font-size-asian="11pt" style:font-size-complex="11pt"/>
    </style:style>
    <style:style style:name="P20" style:family="paragraph" style:parent-style-name="Standard">
      <style:paragraph-properties fo:margin-left="0cm" fo:margin-right="0cm" fo:text-indent="0cm" style:auto-text-indent="false"/>
      <style:text-properties fo:font-size="11pt" officeooo:rsid="001cab43" officeooo:paragraph-rsid="001cab43" style:font-size-asian="11pt" style:font-size-complex="11pt"/>
    </style:style>
    <style:style style:name="P21" style:family="paragraph" style:parent-style-name="Standard">
      <style:paragraph-properties fo:margin-left="0cm" fo:margin-right="0cm" fo:text-indent="0cm" style:auto-text-indent="false"/>
      <style:text-properties fo:font-size="11pt" fo:font-weight="bold" officeooo:rsid="001ba1d0" officeooo:paragraph-rsid="001ba1d0" style:font-size-asian="11pt" style:font-weight-asian="bold" style:font-size-complex="11pt" style:font-weight-complex="bold"/>
    </style:style>
    <style:style style:name="T1" style:family="text">
      <style:text-properties officeooo:rsid="0019be81"/>
    </style:style>
    <style:style style:name="T2" style:family="text">
      <style:text-properties fo:font-weight="bold" officeooo:rsid="0019be81" style:font-weight-asian="bold" style:font-weight-complex="bold"/>
    </style:style>
    <style:style style:name="T3" style:family="text">
      <style:text-properties fo:font-weight="bold" officeooo:rsid="001ba1d0" style:font-weight-asian="bold" style:font-weight-complex="bold"/>
    </style:style>
    <style:style style:name="T4" style:family="text">
      <style:text-properties officeooo:rsid="001ba1d0"/>
    </style:style>
    <style:style style:name="T5" style:family="text">
      <style:text-properties officeooo:rsid="001cab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ria Ranci 25/3/2014</text:p>
      <text:p text:style-name="P10"/>
      <text:p text:style-name="P1"><text:span text:style-name="T1">ALLINEAMENTO anagrafiche DBmeteo-DBunico </text:span></text:p>
      <text:p text:style-name="P11">(segnalazione discrepanze, eventuali modifiche al DBmeteo)</text:p>
      <text:p text:style-name="P12"/>
      <text:p text:style-name="P2">Script attuale di sola segnalazione: <text:span text:style-name="T2"><text:s/></text:span><text:span text:style-name="T1">/home/meteo/sviluppo/anagraficaArchivioMeteo/DBmeteo2/differenze.R</text:span></text:p>
      <text:p text:style-name="P13"/>
      <text:p text:style-name="P13">info per collegarsi in sola lettura al DBUnico: </text:p>
      <text:p text:style-name="P16">nome della macchina (Windows): “arpa-db01”</text:p>
      <text:p text:style-name="P16">istanza:”arpa01” </text:p>
      <text:p text:style-name="P16">nome DB: “DBCum”</text:p>
      <text:p text:style-name="P16">uid: “USR”</text:p>
      <text:p text:style-name="P16">pwd: “USR”</text:p>
      <text:p text:style-name="P17">nomi tabelle: Stazioni, Sensori, DataMinimaSensorePerRaggruppamento</text:p>
      <text:p text:style-name="P13"/>
      <text:p text:style-name="P13">descrizione delle tabelle di anagrafica del Dbmeteo e corrispondenti campi del Dbunico nel documento: su NAS (10.10.49.211) : SistemiInformativi/Sinergico/anagrafica/DBmeteo2-ANAGRAFICA_7feb.odt</text:p>
      <text:p text:style-name="P13"/>
      <text:p text:style-name="P14">VERIFICHE DA EFFETTUARE:</text:p>
      <text:p text:style-name="P4"><text:span text:style-name="T3">check su </text:span>lista dei sensori:</text:p>
      <text:p text:style-name="P15"/>
      <text:p text:style-name="P3"><text:span text:style-name="T4">1 - che i sensori di cui arrivano i dati su ftp siano tutti e soli quelli che voglio importare nel DBmeteo:</text:span></text:p>
      <text:p text:style-name="P5"><text:span text:style-name="T1">nel Dbmeteo quelli per cui campo A_Sensori.Importato=”yes”</text:span></text:p>
      <text:p text:style-name="P16">nel DBunico quelli che rispondon a “select * from DBCum..RichiesteAuto_Sensori where IdRichiesta = 104”</text:p>
      <text:p text:style-name="P16"/>
      <text:p text:style-name="P6"><text:span text:style-name="T4">2 – cercare eventuali sensori nel DBUnico con IdReteVis in (1,2,4,5,6,7,8,9,10) e Idtipologia in (2,3,5,9,10,11,12,13) ma non tra quelli in A_Sensori del Dbmeteo (qui ce ne sono tanti che so esistere ma non voglio importare, bisogna pensare modo di evidenziare eventuali nuovi che voglio valutare. Per esempio tenere un file con la lista generata la prima volta e poi fargli segnlare solo le differenze da quel file?)</text:span></text:p>
      <text:p text:style-name="P18"/>
      <text:p text:style-name="P7"><text:span text:style-name="T4">3 - segnalare eventuali sensori appartenenti al Dbmeteo ma non al DBunico</text:span></text:p>
      <text:p text:style-name="P18"/>
      <text:p text:style-name="P21">check di mancate o diverse compilazioni dei campi: <text:s/></text:p>
      <text:p text:style-name="P21"/>
      <text:p text:style-name="P7"><text:span text:style-name="T5">A_Stazioni.NOMEstazione (a meno di spazi, caratteri accentati, apostrofi, $, #, e *) </text:span></text:p>
      <text:p text:style-name="P8"><text:span text:style-name="T5">A_Stazioni.CGB_Nord</text:span></text:p>
      <text:p text:style-name="P8"><text:span text:style-name="T5">A_Stazioni.CGB_Est</text:span></text:p>
      <text:p text:style-name="P8"><text:span text:style-name="T5">A_Stazioni.Quota</text:span></text:p>
      <text:p text:style-name="P8"><text:span text:style-name="T5">A_Stazioni.Idrete</text:span></text:p>
      <text:p text:style-name="P8"><text:span text:style-name="T5">A_Stazioni.Localita (a meno di spazi, caratteri accentati, apostrofi)</text:span></text:p>
      <text:p text:style-name="P8"><text:span text:style-name="T5">A_Stazioni.Comune <text:s/>(a meno di spazi, caratteri accentati, apostrofi)</text:span></text:p>
      <text:p text:style-name="P8"><text:span text:style-name="T5">A_Stazioni.Provincia</text:span></text:p>
      <text:p text:style-name="P8"><text:span text:style-name="T5">A_Stazioni.Allerta</text:span></text:p>
      <text:p text:style-name="P8"><text:span text:style-name="T5">A_Stazioni.ProprietaStazione</text:span></text:p>
      <text:p text:style-name="P19"/>
      <text:p text:style-name="P20">A_Sensori.DataInizio</text:p>
      <text:p text:style-name="P20">A_Sensori.DataFine (solo se A_Sensori.Storico=”yes”, altrimenti nel Dbmeteo non è compilato)</text:p>
      <text:p text:style-name="P20">A_Sensori.Storico</text:p>
      <text:p text:style-name="P20">A_Sensori.FormWEB</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anci </meta:initial-creator>
    <meta:creation-date>2014-03-25T16:16:52</meta:creation-date>
    <dc:date>2014-03-25T18:05:12</dc:date>
    <dc:creator>mranci </dc:creator>
    <meta:editing-duration>PT00H17M18S</meta:editing-duration>
    <meta:editing-cycles>3</meta:editing-cycles>
    <meta:generator>LibreOffice/4.2.2.1$Linux_X86_64 LibreOffice_project/f2f45ee3880ac00d95d5e0d6d6ed11db4bb046db</meta:generator>
    <meta:document-statistic meta:table-count="0" meta:image-count="0" meta:object-count="0" meta:page-count="1" meta:paragraph-count="34" meta:word-count="248" meta:character-count="1993" meta:non-whitespace-character-count="1770"/>
  </office:meta>
</office:document-meta>
</file>